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paragraph-properties>
        <style:tab-stops>
          <style:tab-stop style:type="left" style:position="0.9583in"/>
        </style:tab-stops>
      </style:paragraph-properties>
    </style:style>
    <style:style style:name="P3" style:parent-style-name="Standaard" style:family="paragraph">
      <style:paragraph-properties>
        <style:tab-stops>
          <style:tab-stop style:type="left" style:position="1.4583in"/>
          <style:tab-stop style:type="left" style:position="4.9375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draw:frame draw:z-index="251659264" draw:style-name="a0" draw:name="Afbeelding 2" text:anchor-type="paragraph" svg:x="3.44792in" svg:y="-0.02083in" svg:width="3.42708in" svg:height="1.92708in" style:rel-width="scale" style:rel-height="scale"><draw:image xlink:href="media/image1.jpeg" xlink:type="simple" xlink:show="embed" xlink:actuate="onLoad"/><svg:title/><svg:desc>Denken over geld: &amp;#39;Het is niet inhalig om veel te willen verdienen&amp;#39; | NU -  Het laatste nieuws het eerst op NU.nl</svg:desc></draw:frame><draw:frame draw:z-index="251658240" draw:style-name="a1" draw:name="Afbeelding 1" text:anchor-type="paragraph" svg:x="-0.48958in" svg:y="-0.01042in" svg:width="3.73958in" svg:height="1.86979in" style:rel-width="scale" style:rel-height="scale"><draw:image xlink:href="media/image2.jpeg" xlink:type="simple" xlink:show="embed" xlink:actuate="onLoad"/><svg:title/><svg:desc>Vijf Groninger jongeren met idee voor eigen bedrijf in finale Booming  Business - noordz</svg:desc></draw:frame></text:p>
      <text:p text:style-name="Standaard"/>
      <text:p text:style-name="Standaard"/>
      <text:p text:style-name="P2"><text:tab/></text:p>
      <text:p text:style-name="Standaard"/>
      <text:p text:style-name="Standaard"/>
      <text:p text:style-name="Standaard"/>
      <text:p text:style-name="Standaard"><draw:frame draw:z-index="251661312" draw:style-name="a2" draw:name="Afbeelding 3" text:anchor-type="paragraph" svg:x="0in" svg:y="0.13611in" svg:width="2.08333in" svg:height="2.08333in" style:rel-width="scale" style:rel-height="scale"><draw:image xlink:href="media/image3.png" xlink:type="simple" xlink:show="embed" xlink:actuate="onLoad"/><svg:title/><svg:desc>Onze zinnen met &amp;#39;blij&amp;#39;</svg:desc></draw:frame><draw:frame draw:z-index="251660288" draw:style-name="a3" draw:name="Afbeelding 4" text:anchor-type="paragraph" svg:x="2.9375in" svg:y="0.19861in" svg:width="4.10417in" svg:height="2.1375in" style:rel-width="scale" style:rel-height="scale"><draw:image xlink:href="media/image4.jpeg" xlink:type="simple" xlink:show="embed" xlink:actuate="onLoad"/><svg:title/><svg:desc>Werknemers vof zijn in dienst van de gezamenlijke venno | JPR Advocaten</svg:desc></draw:frame></text:p>
      <text:p text:style-name="P3"><text:tab/><text:tab/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ane Snoek</meta:initial-creator>
    <dc:creator>Shane Snoek</dc:creator>
    <meta:creation-date>2021-10-01T10:04:00Z</meta:creation-date>
    <dc:date>2021-10-01T10:04:00Z</dc:date>
    <meta:template xlink:href="Normal.dotm" xlink:type="simple"/>
    <meta:editing-cycles>2</meta:editing-cycles>
    <meta:editing-duration>PT60S</meta:editing-duration>
    <meta:document-statistic meta:page-count="1" meta:paragraph-count="1" meta:word-count="2" meta:character-count="16" meta:row-count="1" meta:non-whitespace-character-count="15"/>
  </office:meta>
</office:document-meta>
</file>